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bpmlinks">
        <table:table-row>
          <table:table-cell office:value-type="float" office:value="95000234">
            <text:p>95000234</text:p>
          </table:table-cell>
          <table:table-cell office:value-type="string">
            <text:p>Base Titanium</text:p>
          </table:table-cell>
          <table:table-cell office:value-type="string">
            <text:p>Mary Murungi</text:p>
          </table:table-cell>
          <table:table-cell office:value-type="string">
            <text:p>Philip Wasike</text:p>
          </table:table-cell>
          <table:table-cell office:value-type="string">
            <text:p>Ukunda</text:p>
          </table:table-cell>
          <table:table-cell office:value-type="string">
            <text:p>IFB 10</text:p>
          </table:table-cell>
          <table:table-cell office:value-type="string">
            <text:p>MPLS</text:p>
          </table:table-cell>
          <table:table-cell office:value-type="string">
            <text:p>Fiber Passive</text:p>
          </table:table-cell>
          <table:table-cell office:value-type="string">
            <text:p>Jonathan Munguire</text:p>
          </table:table-cell>
          <table:table-cell office:value-type="string">
            <text:p> 254 78299002</text:p>
          </table:table-cell>
          <table:table-cell office:value-type="string">
            <text:p>completed</text:p>
          </table:table-cell>
          <table:table-cell office:value-type="date" office:date-value="2021-08-13" table:style-name="DateCell">
            <text:p>2021-08-13</text:p>
          </table:table-cell>
          <table:table-cell office:value-type="date" office:date-value="2021-08-17" table:style-name="DateCell">
            <text:p>2021-08-17</text:p>
          </table:table-cell>
          <table:table-cell office:value-type="string">
            <text:p>On hold</text:p>
          </table:table-cell>
        </table:table-row>
        <table:table-row>
          <table:table-cell office:value-type="float" office:value="95004926">
            <text:p>95004926</text:p>
          </table:table-cell>
          <table:table-cell office:value-type="string">
            <text:p>Shreej Enterprise</text:p>
          </table:table-cell>
          <table:table-cell office:value-type="string">
            <text:p>James Konya</text:p>
          </table:table-cell>
          <table:table-cell office:value-type="string">
            <text:p>Vilenda Kiprop</text:p>
          </table:table-cell>
          <table:table-cell office:value-type="string">
            <text:p>Mariakana</text:p>
          </table:table-cell>
          <table:table-cell office:value-type="string">
            <text:p>50 Mbps</text:p>
          </table:table-cell>
          <table:table-cell office:value-type="string">
            <text:p>Internet</text:p>
          </table:table-cell>
          <table:table-cell office:value-type="string">
            <text:p>Fiber Active</text:p>
          </table:table-cell>
          <table:table-cell office:value-type="string">
            <text:p>Hiren Andore</text:p>
          </table:table-cell>
          <table:table-cell office:value-type="string">
            <text:p>0737560996</text:p>
          </table:table-cell>
          <table:table-cell office:value-type="string">
            <text:p>completed</text:p>
          </table:table-cell>
          <table:table-cell office:value-type="date" office:date-value="2021-08-18" table:style-name="DateCell">
            <text:p>2021-08-18</text:p>
          </table:table-cell>
          <table:table-cell office:value-type="date" office:date-value="2021-08-25" table:style-name="DateCell">
            <text:p>2021-08-25</text:p>
          </table:table-cell>
          <table:table-cell office:value-type="string">
            <text:p>Closed on BPM</text:p>
          </table:table-cell>
        </table:table-row>
        <table:table-row>
          <table:table-cell office:value-type="float" office:value="95060784">
            <text:p>95060784</text:p>
          </table:table-cell>
          <table:table-cell office:value-type="string">
            <text:p>KCB Kilifi</text:p>
          </table:table-cell>
          <table:table-cell office:value-type="string">
            <text:p>Mary Murungi</text:p>
          </table:table-cell>
          <table:table-cell office:value-type="string">
            <text:p>Charles Mwangangi</text:p>
          </table:table-cell>
          <table:table-cell office:value-type="string">
            <text:p>Kilifi</text:p>
          </table:table-cell>
          <table:table-cell office:value-type="string">
            <text:p>IFB 20</text:p>
          </table:table-cell>
          <table:table-cell office:value-type="string">
            <text:p>LTE</text:p>
          </table:table-cell>
          <table:table-cell office:value-type="string">
            <text:p>Fiber GPON</text:p>
          </table:table-cell>
          <table:table-cell office:value-type="string">
            <text:p>Prince Mukasi</text:p>
          </table:table-cell>
          <table:table-cell office:value-type="string">
            <text:p>0788299911</text:p>
          </table:table-cell>
          <table:table-cell office:value-type="string">
            <text:p>completed</text:p>
          </table:table-cell>
          <table:table-cell office:value-type="date" office:date-value="2021-08-13" table:style-name="DateCell">
            <text:p>2021-08-13</text:p>
          </table:table-cell>
          <table:table-cell office:value-type="date" office:date-value="2021-08-20" table:style-name="DateCell">
            <text:p>2021-08-20</text:p>
          </table:table-cell>
          <table:table-cell office:value-type="string">
            <text:p>Closed on BPM</text:p>
          </table:table-cell>
        </table:table-row>
        <table:table-row>
          <table:table-cell office:value-type="float" office:value="95063356">
            <text:p>95063356</text:p>
          </table:table-cell>
          <table:table-cell office:value-type="string">
            <text:p>Jambo Steel</text:p>
          </table:table-cell>
          <table:table-cell office:value-type="string">
            <text:p>Dancan Mangori</text:p>
          </table:table-cell>
          <table:table-cell office:value-type="string">
            <text:p>Mwikali</text:p>
          </table:table-cell>
          <table:table-cell office:value-type="string">
            <text:p>Mariakani</text:p>
          </table:table-cell>
          <table:table-cell office:value-type="string">
            <text:p>IFB 3</text:p>
          </table:table-cell>
          <table:table-cell office:value-type="string">
            <text:p>MPLS</text:p>
          </table:table-cell>
          <table:table-cell office:value-type="string">
            <text:p>Fiber GPON</text:p>
          </table:table-cell>
          <table:table-cell office:value-type="string">
            <text:p>Musyoka</text:p>
          </table:table-cell>
          <table:table-cell office:value-type="string">
            <text:p>7987477748</text:p>
          </table:table-cell>
          <table:table-cell office:value-type="string">
            <text:p>completed</text:p>
          </table:table-cell>
          <table:table-cell office:value-type="date" office:date-value="2021-08-18" table:style-name="DateCell">
            <text:p>2021-08-18</text:p>
          </table:table-cell>
          <table:table-cell office:value-type="date" office:date-value="2021-08-27" table:style-name="DateCell">
            <text:p>2021-08-27</text:p>
          </table:table-cell>
          <table:table-cell office:value-type="string">
            <text:p>Network Issues</text:p>
          </table:table-cell>
        </table:table-row>
        <table:table-row>
          <table:table-cell office:value-type="float" office:value="95067735">
            <text:p>95067735</text:p>
          </table:table-cell>
          <table:table-cell office:value-type="string">
            <text:p>KCB Mariakana</text:p>
          </table:table-cell>
          <table:table-cell office:value-type="string">
            <text:p>Dancan Mangori</text:p>
          </table:table-cell>
          <table:table-cell office:value-type="string">
            <text:p>Mwikali</text:p>
          </table:table-cell>
          <table:table-cell office:value-type="string">
            <text:p>Mazeras</text:p>
          </table:table-cell>
          <table:table-cell office:value-type="string">
            <text:p>IFB 3</text:p>
          </table:table-cell>
          <table:table-cell office:value-type="string">
            <text:p>MPLS</text:p>
          </table:table-cell>
          <table:table-cell office:value-type="string">
            <text:p>Fiber GPON</text:p>
          </table:table-cell>
          <table:table-cell office:value-type="string">
            <text:p>Steve Kithi</text:p>
          </table:table-cell>
          <table:table-cell office:value-type="string">
            <text:p>7987477748</text:p>
          </table:table-cell>
          <table:table-cell office:value-type="string">
            <text:p>completed</text:p>
          </table:table-cell>
          <table:table-cell office:value-type="date" office:date-value="2021-08-11" table:style-name="DateCell">
            <text:p>2021-08-11</text:p>
          </table:table-cell>
          <table:table-cell office:value-type="date" office:date-value="2021-08-19" table:style-name="DateCell">
            <text:p>2021-08-19</text:p>
          </table:table-cell>
          <table:table-cell office:value-type="string">
            <text:p>Network Issues</text:p>
          </table:table-cell>
        </table:table-row>
        <table:table-row>
          <table:table-cell office:value-type="float" office:value="95067774">
            <text:p>95067774</text:p>
          </table:table-cell>
          <table:table-cell office:value-type="string">
            <text:p>Watu Credit</text:p>
          </table:table-cell>
          <table:table-cell office:value-type="string">
            <text:p>Geofry Muchiri</text:p>
          </table:table-cell>
          <table:table-cell office:value-type="string">
            <text:p>Hamisi Ndula</text:p>
          </table:table-cell>
          <table:table-cell office:value-type="string">
            <text:p>Malindi</text:p>
          </table:table-cell>
          <table:table-cell office:value-type="string">
            <text:p>100 Mbps</text:p>
          </table:table-cell>
          <table:table-cell office:value-type="string">
            <text:p>Microwave</text:p>
          </table:table-cell>
          <table:table-cell office:value-type="string">
            <text:p>Ceragon</text:p>
          </table:table-cell>
          <table:table-cell office:value-type="string">
            <text:p>Prince Mukasi</text:p>
          </table:table-cell>
          <table:table-cell office:value-type="string">
            <text:p>0788299911</text:p>
          </table:table-cell>
          <table:table-cell office:value-type="string">
            <text:p>returned</text:p>
          </table:table-cell>
          <table:table-cell office:value-type="date" office:date-value="2021-08-12" table:style-name="DateCell">
            <text:p>2021-08-12</text:p>
          </table:table-cell>
          <table:table-cell office:value-type="date" office:date-value="2021-08-10" table:style-name="DateCell">
            <text:p>2021-08-10</text:p>
          </table:table-cell>
          <table:table-cell office:value-type="string">
            <text:p>Not fiber Ready</text:p>
          </table:table-cell>
        </table:table-row>
        <table:table-row>
          <table:table-cell office:value-type="float" office:value="95067777">
            <text:p>95067777</text:p>
          </table:table-cell>
          <table:table-cell office:value-type="string">
            <text:p>Jambo Steel</text:p>
          </table:table-cell>
          <table:table-cell office:value-type="string">
            <text:p>Dancan Mangori</text:p>
          </table:table-cell>
          <table:table-cell office:value-type="string">
            <text:p>Mwikali</text:p>
          </table:table-cell>
          <table:table-cell office:value-type="string">
            <text:p>Mariakani</text:p>
          </table:table-cell>
          <table:table-cell office:value-type="string">
            <text:p>IFB 3</text:p>
          </table:table-cell>
          <table:table-cell office:value-type="string">
            <text:p>MPLS</text:p>
          </table:table-cell>
          <table:table-cell office:value-type="string">
            <text:p>Fiber GPON</text:p>
          </table:table-cell>
          <table:table-cell office:value-type="string">
            <text:p>Steve Kithi</text:p>
          </table:table-cell>
          <table:table-cell office:value-type="string">
            <text:p>7987477748</text:p>
          </table:table-cell>
          <table:table-cell office:value-type="string">
            <text:p>completed</text:p>
          </table:table-cell>
          <table:table-cell office:value-type="date" office:date-value="2021-08-26" table:style-name="DateCell">
            <text:p>2021-08-26</text:p>
          </table:table-cell>
          <table:table-cell office:value-type="date" office:date-value="2021-08-21" table:style-name="DateCell">
            <text:p>2021-08-21</text:p>
          </table:table-cell>
          <table:table-cell office:value-type="string">
            <text:p>Installation</text:p>
          </table:table-cell>
        </table:table-row>
        <table:table-row>
          <table:table-cell office:value-type="float" office:value="95067784">
            <text:p>95067784</text:p>
          </table:table-cell>
          <table:table-cell office:value-type="string">
            <text:p>Jambo Steel</text:p>
          </table:table-cell>
          <table:table-cell office:value-type="string">
            <text:p>Dancan Mangori</text:p>
          </table:table-cell>
          <table:table-cell office:value-type="string">
            <text:p>Mwikali</text:p>
          </table:table-cell>
          <table:table-cell office:value-type="string">
            <text:p>Mariakani</text:p>
          </table:table-cell>
          <table:table-cell office:value-type="string">
            <text:p>IFB 3</text:p>
          </table:table-cell>
          <table:table-cell office:value-type="string">
            <text:p>MPLS</text:p>
          </table:table-cell>
          <table:table-cell office:value-type="string">
            <text:p>Fiber GPON</text:p>
          </table:table-cell>
          <table:table-cell office:value-type="string">
            <text:p>Steve Kithi</text:p>
          </table:table-cell>
          <table:table-cell office:value-type="string">
            <text:p>0788299911</text:p>
          </table:table-cell>
          <table:table-cell office:value-type="string">
            <text:p>completed</text:p>
          </table:table-cell>
          <table:table-cell office:value-type="date" office:date-value="2021-08-13" table:style-name="DateCell">
            <text:p>2021-08-13</text:p>
          </table:table-cell>
          <table:table-cell office:value-type="date" office:date-value="2021-08-20" table:style-name="DateCell">
            <text:p>2021-08-20</text:p>
          </table:table-cell>
          <table:table-cell office:value-type="string">
            <text:p>Network Issues</text:p>
          </table:table-cell>
        </table:table-row>
        <table:table-row>
          <table:table-cell office:value-type="float" office:value="95067788">
            <text:p>95067788</text:p>
          </table:table-cell>
          <table:table-cell office:value-type="string">
            <text:p>Kenya bureau of standards</text:p>
          </table:table-cell>
          <table:table-cell office:value-type="string">
            <text:p>Dancan Mangori</text:p>
          </table:table-cell>
          <table:table-cell office:value-type="string">
            <text:p>Mwikali</text:p>
          </table:table-cell>
          <table:table-cell office:value-type="string">
            <text:p>Lamu</text:p>
          </table:table-cell>
          <table:table-cell office:value-type="string">
            <text:p>IFB 3</text:p>
          </table:table-cell>
          <table:table-cell office:value-type="string">
            <text:p>E1</text:p>
          </table:table-cell>
          <table:table-cell office:value-type="string">
            <text:p>Fiber GPON</text:p>
          </table:table-cell>
          <table:table-cell office:value-type="string">
            <text:p>Saliah</text:p>
          </table:table-cell>
          <table:table-cell office:value-type="string">
            <text:p>0788299911</text:p>
          </table:table-cell>
          <table:table-cell office:value-type="string">
            <text:p>completed</text:p>
          </table:table-cell>
          <table:table-cell office:value-type="date" office:date-value="2021-08-19" table:style-name="DateCell">
            <text:p>2021-08-19</text:p>
          </table:table-cell>
          <table:table-cell office:value-type="date" office:date-value="2021-08-20" table:style-name="DateCell">
            <text:p>2021-08-20</text:p>
          </table:table-cell>
          <table:table-cell office:value-type="string">
            <text:p>Network Issues</text:p>
          </table:table-cell>
        </table:table-row>
        <table:table-row>
          <table:table-cell office:value-type="float" office:value="95067884">
            <text:p>95067884</text:p>
          </table:table-cell>
          <table:table-cell office:value-type="string">
            <text:p>NAGID ABUBAKAR</text:p>
          </table:table-cell>
          <table:table-cell office:value-type="string">
            <text:p>Mary Wangoi</text:p>
          </table:table-cell>
          <table:table-cell office:value-type="string">
            <text:p>Metrine Nicholas</text:p>
          </table:table-cell>
          <table:table-cell office:value-type="string">
            <text:p>MALINDI</text:p>
          </table:table-cell>
          <table:table-cell office:value-type="string">
            <text:p>10 Mbps</text:p>
          </table:table-cell>
          <table:table-cell office:value-type="string">
            <text:p>Internet</text:p>
          </table:table-cell>
          <table:table-cell office:value-type="string">
            <text:p>Fiber GPON</text:p>
          </table:table-cell>
          <table:table-cell office:value-type="string">
            <text:p>Najid Abubakari</text:p>
          </table:table-cell>
          <table:table-cell office:value-type="string">
            <text:p>0785643254</text:p>
          </table:table-cell>
          <table:table-cell office:value-type="string">
            <text:p>wip</text:p>
          </table:table-cell>
          <table:table-cell office:value-type="date" office:date-value="2021-08-20" table:style-name="DateCell">
            <text:p>2021-08-20</text:p>
          </table:table-cell>
          <table:table-cell office:value-type="date" office:date-value="2021-08-27" table:style-name="DateCell">
            <text:p>2021-08-27</text:p>
          </table:table-cell>
          <table:table-cell office:value-type="string">
            <text:p>Physical Installation</text:p>
          </table:table-cell>
        </table:table-row>
        <table:table-row>
          <table:table-cell office:value-type="float" office:value="95067886">
            <text:p>95067886</text:p>
          </table:table-cell>
          <table:table-cell office:value-type="string">
            <text:p>East African Roadways</text:p>
          </table:table-cell>
          <table:table-cell office:value-type="string">
            <text:p>James Konya</text:p>
          </table:table-cell>
          <table:table-cell office:value-type="string">
            <text:p>Vallary Ubare</text:p>
          </table:table-cell>
          <table:table-cell office:value-type="string">
            <text:p>Mombasa Bonje</text:p>
          </table:table-cell>
          <table:table-cell office:value-type="string">
            <text:p>15 Mbps</text:p>
          </table:table-cell>
          <table:table-cell office:value-type="string">
            <text:p>Internet</text:p>
          </table:table-cell>
          <table:table-cell office:value-type="string">
            <text:p>Fiber Active</text:p>
          </table:table-cell>
          <table:table-cell office:value-type="string">
            <text:p>East African Roadways</text:p>
          </table:table-cell>
          <table:table-cell office:value-type="string">
            <text:p>0704555777</text:p>
          </table:table-cell>
          <table:table-cell office:value-type="string">
            <text:p>wip</text:p>
          </table:table-cell>
          <table:table-cell office:value-type="date" office:date-value="2021-08-20" table:style-name="DateCell">
            <text:p>2021-08-20</text:p>
          </table:table-cell>
          <table:table-cell office:value-type="date" office:date-value="2021-08-26" table:style-name="DateCell">
            <text:p>2021-08-26</text:p>
          </table:table-cell>
          <table:table-cell office:value-type="string">
            <text:p>Intergration</text:p>
          </table:table-cell>
        </table:table-row>
        <table:table-row>
          <table:table-cell office:value-type="float" office:value="95068955">
            <text:p>95068955</text:p>
          </table:table-cell>
          <table:table-cell office:value-type="string">
            <text:p>Watu Credit</text:p>
          </table:table-cell>
          <table:table-cell office:value-type="string">
            <text:p>Geofrey Muchiri</text:p>
          </table:table-cell>
          <table:table-cell office:value-type="string">
            <text:p>Charles Mwangangi</text:p>
          </table:table-cell>
          <table:table-cell office:value-type="string">
            <text:p>Mazeras</text:p>
          </table:table-cell>
          <table:table-cell office:value-type="string">
            <text:p>10 Mbps</text:p>
          </table:table-cell>
          <table:table-cell office:value-type="string">
            <text:p>Internet</text:p>
          </table:table-cell>
          <table:table-cell office:value-type="string">
            <text:p>Fiber Active</text:p>
          </table:table-cell>
          <table:table-cell office:value-type="string">
            <text:p>Amhed</text:p>
          </table:table-cell>
          <table:table-cell office:value-type="string">
            <text:p>0788299911</text:p>
          </table:table-cell>
          <table:table-cell office:value-type="string">
            <text:p>wip</text:p>
          </table:table-cell>
          <table:table-cell office:value-type="date" office:date-value="2021-08-13" table:style-name="DateCell">
            <text:p>2021-08-13</text:p>
          </table:table-cell>
          <table:table-cell office:value-type="date" office:date-value="2021-08-18" table:style-name="DateCell">
            <text:p>2021-08-18</text:p>
          </table:table-cell>
          <table:table-cell office:value-type="string">
            <text:p>Intergration</text:p>
          </table:table-cell>
        </table:table-row>
        <table:table-row>
          <table:table-cell office:value-type="float" office:value="95069935">
            <text:p>95069935</text:p>
          </table:table-cell>
          <table:table-cell office:value-type="string">
            <text:p>KCB Mariakana</text:p>
          </table:table-cell>
          <table:table-cell office:value-type="string">
            <text:p>Ernest Katama</text:p>
          </table:table-cell>
          <table:table-cell office:value-type="string">
            <text:p>Mwikali</text:p>
          </table:table-cell>
          <table:table-cell office:value-type="string">
            <text:p>Mariakani</text:p>
          </table:table-cell>
          <table:table-cell office:value-type="string">
            <text:p>IFB 3</text:p>
          </table:table-cell>
          <table:table-cell office:value-type="string">
            <text:p>MPLS</text:p>
          </table:table-cell>
          <table:table-cell office:value-type="string">
            <text:p>Fiber GPON</text:p>
          </table:table-cell>
          <table:table-cell office:value-type="string">
            <text:p>Steve Kithi</text:p>
          </table:table-cell>
          <table:table-cell office:value-type="string">
            <text:p>7987477748</text:p>
          </table:table-cell>
          <table:table-cell office:value-type="string">
            <text:p>returned</text:p>
          </table:table-cell>
          <table:table-cell office:value-type="date" office:date-value="2021-08-12" table:style-name="DateCell">
            <text:p>2021-08-12</text:p>
          </table:table-cell>
          <table:table-cell office:value-type="date" office:date-value="2021-08-19" table:style-name="DateCell">
            <text:p>2021-08-19</text:p>
          </table:table-cell>
          <table:table-cell office:value-type="string">
            <text:p>Installation</text:p>
          </table:table-cell>
        </table:table-row>
        <table:table-row>
          <table:table-cell office:value-type="float" office:value="95069957">
            <text:p>95069957</text:p>
          </table:table-cell>
          <table:table-cell office:value-type="string">
            <text:p>Yehu</text:p>
          </table:table-cell>
          <table:table-cell office:value-type="string">
            <text:p>Mary Murungi</text:p>
          </table:table-cell>
          <table:table-cell office:value-type="string">
            <text:p>Mwanahidi</text:p>
          </table:table-cell>
          <table:table-cell office:value-type="string">
            <text:p>Mariakana</text:p>
          </table:table-cell>
          <table:table-cell office:value-type="string">
            <text:p>10 Mbps</text:p>
          </table:table-cell>
          <table:table-cell office:value-type="string">
            <text:p>gpon</text:p>
          </table:table-cell>
          <table:table-cell office:value-type="string">
            <text:p>LTE</text:p>
          </table:table-cell>
          <table:table-cell office:value-type="string">
            <text:p>Mwema</text:p>
          </table:table-cell>
          <table:table-cell office:value-type="string">
            <text:p>078883993</text:p>
          </table:table-cell>
          <table:table-cell office:value-type="string">
            <text:p>completed</text:p>
          </table:table-cell>
          <table:table-cell office:value-type="date" office:date-value="2021-08-06" table:style-name="DateCell">
            <text:p>2021-08-06</text:p>
          </table:table-cell>
          <table:table-cell office:value-type="date" office:date-value="2021-08-13" table:style-name="DateCell">
            <text:p>2021-08-13</text:p>
          </table:table-cell>
          <table:table-cell office:value-type="string">
            <text:p>Installation</text:p>
          </table:table-cell>
        </table:table-row>
        <table:table-row>
          <table:table-cell office:value-type="float" office:value="95069978">
            <text:p>95069978</text:p>
          </table:table-cell>
          <table:table-cell office:value-type="string">
            <text:p>Mephi Services</text:p>
          </table:table-cell>
          <table:table-cell office:value-type="string">
            <text:p>Nancy Mwithukia</text:p>
          </table:table-cell>
          <table:table-cell office:value-type="string">
            <text:p>Hassan Abdi</text:p>
          </table:table-cell>
          <table:table-cell office:value-type="string">
            <text:p>Lamu</text:p>
          </table:table-cell>
          <table:table-cell office:value-type="string">
            <text:p>5 Mbps</text:p>
          </table:table-cell>
          <table:table-cell office:value-type="string">
            <text:p>Ceragon</text:p>
          </table:table-cell>
          <table:table-cell office:value-type="string">
            <text:p>LTE</text:p>
          </table:table-cell>
          <table:table-cell office:value-type="string">
            <text:p>Kathere Kausi</text:p>
          </table:table-cell>
          <table:table-cell office:value-type="string">
            <text:p>0712795883</text:p>
          </table:table-cell>
          <table:table-cell office:value-type="string">
            <text:p>completed</text:p>
          </table:table-cell>
          <table:table-cell office:value-type="date" office:date-value="2021-08-12" table:style-name="DateCell">
            <text:p>2021-08-12</text:p>
          </table:table-cell>
          <table:table-cell office:value-type="date" office:date-value="2021-08-14" table:style-name="DateCell">
            <text:p>2021-08-14</text:p>
          </table:table-cell>
          <table:table-cell office:value-type="string">
            <text:p>Customer not ready</text:p>
          </table:table-cell>
        </table:table-row>
        <table:table-row>
          <table:table-cell office:value-type="float" office:value="95069981">
            <text:p>95069981</text:p>
          </table:table-cell>
          <table:table-cell office:value-type="string">
            <text:p>Northen King Transporters</text:p>
          </table:table-cell>
          <table:table-cell office:value-type="string">
            <text:p>Broose Otieno</text:p>
          </table:table-cell>
          <table:table-cell office:value-type="string">
            <text:p>Vallary Ubare</text:p>
          </table:table-cell>
          <table:table-cell office:value-type="string">
            <text:p>Sourthen House Msa</text:p>
          </table:table-cell>
          <table:table-cell office:value-type="string">
            <text:p>IFB 5</text:p>
          </table:table-cell>
          <table:table-cell office:value-type="string">
            <text:p>Internet</text:p>
          </table:table-cell>
          <table:table-cell office:value-type="string">
            <text:p>Fiber GPON</text:p>
          </table:table-cell>
          <table:table-cell office:value-type="string">
            <text:p>Abdililahidir</text:p>
          </table:table-cell>
          <table:table-cell office:value-type="string">
            <text:p>0729764770</text:p>
          </table:table-cell>
          <table:table-cell office:value-type="string">
            <text:p>wip</text:p>
          </table:table-cell>
          <table:table-cell office:value-type="date" office:date-value="2021-08-20" table:style-name="DateCell">
            <text:p>2021-08-20</text:p>
          </table:table-cell>
          <table:table-cell office:value-type="date" office:date-value="2021-08-25" table:style-name="DateCell">
            <text:p>2021-08-25</text:p>
          </table:table-cell>
          <table:table-cell office:value-type="string">
            <text:p>Closed on BPM</text:p>
          </table:table-cell>
        </table:table-row>
        <table:table-row>
          <table:table-cell office:value-type="float" office:value="95069982">
            <text:p>95069982</text:p>
          </table:table-cell>
          <table:table-cell office:value-type="string">
            <text:p>LCL Logistics</text:p>
          </table:table-cell>
          <table:table-cell office:value-type="string">
            <text:p>Broose Otieno</text:p>
          </table:table-cell>
          <table:table-cell office:value-type="string">
            <text:p>Vilenda Kiprop</text:p>
          </table:table-cell>
          <table:table-cell office:value-type="string">
            <text:p>Appolo house Mombasa</text:p>
          </table:table-cell>
          <table:table-cell office:value-type="string">
            <text:p>IFB 10</text:p>
          </table:table-cell>
          <table:table-cell office:value-type="string">
            <text:p>Internet</text:p>
          </table:table-cell>
          <table:table-cell office:value-type="string">
            <text:p>Fiber GPON</text:p>
          </table:table-cell>
          <table:table-cell office:value-type="string">
            <text:p>Padma Vasaran</text:p>
          </table:table-cell>
          <table:table-cell office:value-type="string">
            <text:p> 254732581833</text:p>
          </table:table-cell>
          <table:table-cell office:value-type="string">
            <text:p>wip</text:p>
          </table:table-cell>
          <table:table-cell office:value-type="date" office:date-value="2021-08-18" table:style-name="DateCell">
            <text:p>2021-08-18</text:p>
          </table:table-cell>
          <table:table-cell office:value-type="date" office:date-value="2021-08-25" table:style-name="DateCell">
            <text:p>2021-08-25</text:p>
          </table:table-cell>
          <table:table-cell office:value-type="string">
            <text:p>On hold</text:p>
          </table:table-cell>
        </table:table-row>
        <table:table-row>
          <table:table-cell office:value-type="float" office:value="95073376">
            <text:p>95073376</text:p>
          </table:table-cell>
          <table:table-cell office:value-type="string">
            <text:p>Immigration Ministry</text:p>
          </table:table-cell>
          <table:table-cell office:value-type="string">
            <text:p>Eureka Kingoo</text:p>
          </table:table-cell>
          <table:table-cell office:value-type="string">
            <text:p>Humphrey Njeru</text:p>
          </table:table-cell>
          <table:table-cell office:value-type="string">
            <text:p>Kilindini</text:p>
          </table:table-cell>
          <table:table-cell office:value-type="string">
            <text:p>2 Mbps </text:p>
          </table:table-cell>
          <table:table-cell office:value-type="string">
            <text:p>MPLS</text:p>
          </table:table-cell>
          <table:table-cell office:value-type="string">
            <text:p>Fiber Active</text:p>
          </table:table-cell>
          <table:table-cell office:value-type="string">
            <text:p>Isaih koril</text:p>
          </table:table-cell>
          <table:table-cell office:value-type="string">
            <text:p>0721418200</text:p>
          </table:table-cell>
          <table:table-cell office:value-type="string">
            <text:p>wip</text:p>
          </table:table-cell>
          <table:table-cell office:value-type="date" office:date-value="2021-08-17" table:style-name="DateCell">
            <text:p>2021-08-17</text:p>
          </table:table-cell>
          <table:table-cell office:value-type="date" office:date-value="2021-08-24" table:style-name="DateCell">
            <text:p>2021-08-24</text:p>
          </table:table-cell>
          <table:table-cell office:value-type="string">
            <text:p>Physical Installation</text:p>
          </table:table-cell>
        </table:table-row>
        <table:table-row>
          <table:table-cell office:value-type="float" office:value="95073461">
            <text:p>95073461</text:p>
          </table:table-cell>
          <table:table-cell office:value-type="string">
            <text:p>748 AIR SERVICES (K) LTD</text:p>
          </table:table-cell>
          <table:table-cell office:value-type="string">
            <text:p>Beth Mulure</text:p>
          </table:table-cell>
          <table:table-cell office:value-type="string">
            <text:p>Karanja Susan</text:p>
          </table:table-cell>
          <table:table-cell office:value-type="string">
            <text:p>Moi International Airport</text:p>
          </table:table-cell>
          <table:table-cell office:value-type="string">
            <text:p>IFB 10</text:p>
          </table:table-cell>
          <table:table-cell office:value-type="string">
            <text:p>Internet</text:p>
          </table:table-cell>
          <table:table-cell office:value-type="string">
            <text:p>Fiber Active</text:p>
          </table:table-cell>
          <table:table-cell office:value-type="string">
            <text:p>Desmont Wagumba</text:p>
          </table:table-cell>
          <table:table-cell office:value-type="string">
            <text:p> 254728748007</text:p>
          </table:table-cell>
          <table:table-cell office:value-type="string">
            <text:p>wip</text:p>
          </table:table-cell>
          <table:table-cell office:value-type="date" office:date-value="2021-08-26" table:style-name="DateCell">
            <text:p>2021-08-26</text:p>
          </table:table-cell>
          <table:table-cell office:value-type="date" office:date-value="2021-09-02" table:style-name="DateCell">
            <text:p>2021-09-02</text:p>
          </table:table-cell>
          <table:table-cell office:value-type="string">
            <text:p>Physical Installation</text:p>
          </table:table-cell>
        </table:table-row>
        <table:table-row>
          <table:table-cell office:value-type="float" office:value="95073904">
            <text:p>95073904</text:p>
          </table:table-cell>
          <table:table-cell office:value-type="string">
            <text:p>AMADEUS EA</text:p>
          </table:table-cell>
          <table:table-cell office:value-type="string">
            <text:p>Beth Muleru</text:p>
          </table:table-cell>
          <table:table-cell office:value-type="string">
            <text:p>Vallary Ubare</text:p>
          </table:table-cell>
          <table:table-cell office:value-type="string">
            <text:p>Mombasa, Meru Road</text:p>
          </table:table-cell>
          <table:table-cell office:value-type="string">
            <text:p>IFB 5</text:p>
          </table:table-cell>
          <table:table-cell office:value-type="string">
            <text:p>Internet</text:p>
          </table:table-cell>
          <table:table-cell office:value-type="string">
            <text:p>Fiber GPON</text:p>
          </table:table-cell>
          <table:table-cell office:value-type="string">
            <text:p>Francis Katiku</text:p>
          </table:table-cell>
          <table:table-cell office:value-type="string">
            <text:p> 254725224242</text:p>
          </table:table-cell>
          <table:table-cell office:value-type="string">
            <text:p>wip</text:p>
          </table:table-cell>
          <table:table-cell office:value-type="date" office:date-value="2021-08-26" table:style-name="DateCell">
            <text:p>2021-08-26</text:p>
          </table:table-cell>
          <table:table-cell office:value-type="date" office:date-value="2021-09-02" table:style-name="DateCell">
            <text:p>2021-09-02</text:p>
          </table:table-cell>
          <table:table-cell office:value-type="string">
            <text:p>Intergration</text:p>
          </table:table-cell>
        </table:table-row>
        <table:table-row>
          <table:table-cell office:value-type="float" office:value="110653066">
            <text:p>110653066</text:p>
          </table:table-cell>
          <table:table-cell office:value-type="string">
            <text:p>MDZONGOLONI SECONDARY SCHOOL</text:p>
          </table:table-cell>
          <table:table-cell office:value-type="string">
            <text:p>Broose Otieno</text:p>
          </table:table-cell>
          <table:table-cell office:value-type="string">
            <text:p>MWANAIDI RAMADHAN</text:p>
          </table:table-cell>
          <table:table-cell office:value-type="string">
            <text:p>Mdzongoloni Sec School Kilifi</text:p>
          </table:table-cell>
          <table:table-cell office:value-type="string">
            <text:p>IFB 5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SPONSOR </text:p>
          </table:table-cell>
          <table:table-cell office:value-type="string">
            <text:p>745137201</text:p>
          </table:table-cell>
          <table:table-cell office:value-type="string">
            <text:p>completed</text:p>
          </table:table-cell>
          <table:table-cell office:value-type="date" office:date-value="2021-08-04" table:style-name="DateCell">
            <text:p>2021-08-04</text:p>
          </table:table-cell>
          <table:table-cell office:value-type="date" office:date-value="2021-08-06" table:style-name="DateCell">
            <text:p>2021-08-06</text:p>
          </table:table-cell>
          <table:table-cell office:value-type="string">
            <text:p>Closed on Mail</text:p>
          </table:table-cell>
        </table:table-row>
        <table:table-row>
          <table:table-cell office:value-type="float" office:value="110653450">
            <text:p>110653450</text:p>
          </table:table-cell>
          <table:table-cell office:value-type="string">
            <text:p>REUVEN HAROUSH</text:p>
          </table:table-cell>
          <table:table-cell office:value-type="string">
            <text:p>Mary Murungi</text:p>
          </table:table-cell>
          <table:table-cell office:value-type="string">
            <text:p>Esther Mutisya</text:p>
          </table:table-cell>
          <table:table-cell office:value-type="string">
            <text:p>LAMU</text:p>
          </table:table-cell>
          <table:table-cell office:value-type="string">
            <text:p>IFB 5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wip</text:p>
          </table:table-cell>
          <table:table-cell office:value-type="date" office:date-value="2021-08-23" table:style-name="DateCell">
            <text:p>2021-08-23</text:p>
          </table:table-cell>
          <table:table-cell office:value-type="date" office:date-value="2021-08-24" table:style-name="DateCell">
            <text:p>2021-08-24</text:p>
          </table:table-cell>
          <table:table-cell office:value-type="string">
            <text:p>Physical Installation</text:p>
          </table:table-cell>
        </table:table-row>
        <table:table-row>
          <table:table-cell office:value-type="float" office:value="110653460">
            <text:p>110653460</text:p>
          </table:table-cell>
          <table:table-cell office:value-type="string">
            <text:p>JACKLINE GATAVI OWALA</text:p>
          </table:table-cell>
          <table:table-cell office:value-type="string">
            <text:p>Mary Murungi</text:p>
          </table:table-cell>
          <table:table-cell office:value-type="string">
            <text:p>Esther Mutisya</text:p>
          </table:table-cell>
          <table:table-cell office:value-type="string">
            <text:p>Gasaro Road, Mtwapa</text:p>
          </table:table-cell>
          <table:table-cell office:value-type="string">
            <text:p>IFB 3</text:p>
          </table:table-cell>
          <table:table-cell office:value-type="string">
            <text:p>MPLS</text:p>
          </table:table-cell>
          <table:table-cell office:value-type="string">
            <text:p>LTE</text:p>
          </table:table-cell>
          <table:table-cell office:value-type="string">
            <text:p>Jackline Owala</text:p>
          </table:table-cell>
          <table:table-cell office:value-type="string">
            <text:p>722909830</text:p>
          </table:table-cell>
          <table:table-cell office:value-type="string">
            <text:p>wip</text:p>
          </table:table-cell>
          <table:table-cell office:value-type="date" office:date-value="2021-08-20" table:style-name="DateCell">
            <text:p>2021-08-20</text:p>
          </table:table-cell>
          <table:table-cell office:value-type="date" office:date-value="2021-08-23" table:style-name="DateCell">
            <text:p>2021-08-23</text:p>
          </table:table-cell>
          <table:table-cell office:value-type="string">
            <text:p>Physical Installation</text:p>
          </table:table-cell>
        </table:table-row>
        <table:table-row>
          <table:table-cell office:value-type="float" office:value="110660535">
            <text:p>110660535</text:p>
          </table:table-cell>
          <table:table-cell office:value-type="string">
            <text:p>Total Kenya - MIA </text:p>
          </table:table-cell>
          <table:table-cell office:value-type="string">
            <text:p>James Konya</text:p>
          </table:table-cell>
          <table:table-cell office:value-type="string">
            <text:p>Esther Mutisya</text:p>
          </table:table-cell>
          <table:table-cell office:value-type="string">
            <text:p>Moi International Airport</text:p>
          </table:table-cell>
          <table:table-cell office:value-type="string">
            <text:p>IFB 5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Wesley Ongoti</text:p>
          </table:table-cell>
          <table:table-cell office:value-type="string">
            <text:p>0722878016</text:p>
          </table:table-cell>
          <table:table-cell office:value-type="string">
            <text:p>wip</text:p>
          </table:table-cell>
          <table:table-cell office:value-type="date" office:date-value="2021-08-20" table:style-name="DateCell">
            <text:p>2021-08-20</text:p>
          </table:table-cell>
          <table:table-cell office:value-type="date" office:date-value="2021-08-23" table:style-name="DateCell">
            <text:p>2021-08-23</text:p>
          </table:table-cell>
          <table:table-cell office:value-type="string">
            <text:p>Intergration</text:p>
          </table:table-cell>
        </table:table-row>
        <table:table-row>
          <table:table-cell office:value-type="float" office:value="1105366483">
            <text:p>1105366483</text:p>
          </table:table-cell>
          <table:table-cell office:value-type="string">
            <text:p>Base Titanium - Likoni</text:p>
          </table:table-cell>
          <table:table-cell office:value-type="string">
            <text:p>Beth Muleru</text:p>
          </table:table-cell>
          <table:table-cell office:value-type="string">
            <text:p>Vilenda Kiprop</text:p>
          </table:table-cell>
          <table:table-cell office:value-type="string">
            <text:p>Taara Building</text:p>
          </table:table-cell>
          <table:table-cell office:value-type="string">
            <text:p>IFB 5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Dena Geofrey</text:p>
          </table:table-cell>
          <table:table-cell office:value-type="string">
            <text:p>0766443566</text:p>
          </table:table-cell>
          <table:table-cell office:value-type="string">
            <text:p>wip</text:p>
          </table:table-cell>
          <table:table-cell office:value-type="date" office:date-value="2021-08-26" table:style-name="DateCell">
            <text:p>2021-08-26</text:p>
          </table:table-cell>
          <table:table-cell office:value-type="date" office:date-value="2021-09-02" table:style-name="DateCell">
            <text:p>2021-09-02</text:p>
          </table:table-cell>
          <table:table-cell office:value-type="string">
            <text:p>Physical Installation</text:p>
          </table:table-cell>
        </table:table-row>
        <table:table-row>
          <table:table-cell office:value-type="float" office:value="1107758847">
            <text:p>1107758847</text:p>
          </table:table-cell>
          <table:table-cell office:value-type="string">
            <text:p>Lucy Wangeci</text:p>
          </table:table-cell>
          <table:table-cell office:value-type="string">
            <text:p>Rispa Barasa</text:p>
          </table:table-cell>
          <table:table-cell office:value-type="string">
            <text:p>Vincent Nguli</text:p>
          </table:table-cell>
          <table:table-cell office:value-type="string">
            <text:p>Kilifi Bofa Road</text:p>
          </table:table-cell>
          <table:table-cell office:value-type="string">
            <text:p>10 Mbps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Kituu Kimba</text:p>
          </table:table-cell>
          <table:table-cell office:value-type="string">
            <text:p>07440035256</text:p>
          </table:table-cell>
          <table:table-cell office:value-type="string">
            <text:p>wip</text:p>
          </table:table-cell>
          <table:table-cell office:value-type="date" office:date-value="2021-08-26" table:style-name="DateCell">
            <text:p>2021-08-26</text:p>
          </table:table-cell>
          <table:table-cell office:value-type="date" office:date-value="2021-08-27" table:style-name="DateCell">
            <text:p>2021-08-27</text:p>
          </table:table-cell>
          <table:table-cell office:value-type="string">
            <text:p>Intergration</text:p>
          </table:table-cell>
        </table:table-row>
      </table:table>
      <table:table table:name="entrylog">
        <table:table-row>
          <table:table-cell office:value-type="string">
            <text:p>BES0002574</text:p>
          </table:table-cell>
          <table:table-cell office:value-type="float" office:value="2574">
            <text:p>2574</text:p>
          </table:table-cell>
          <table:table-cell office:value-type="string">
            <text:p>AFRICA DREAM LTD</text:p>
          </table:table-cell>
          <table:table-cell office:value-type="float" office:value="95069998">
            <text:p>95069998</text:p>
          </table:table-cell>
          <table:table-cell office:value-type="string">
            <text:p>STEVEN NGOMBO</text:p>
          </table:table-cell>
          <table:table-cell office:value-type="date" office:date-value="2021-09-06" table:style-name="DateCell">
            <text:p>2021-09-06</text:p>
          </table:table-cell>
          <table:table-cell office:value-type="string">
            <text:p>0705349932 Rama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New installation</text:p>
          </table:table-cell>
          <table:table-cell office:value-type="string">
            <text:p>Deploymen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Lamu</text:p>
          </table:table-cell>
          <table:table-cell office:value-type="string">
            <text:p>Lamu lappest</text:p>
          </table:table-cell>
          <table:table-cell office:value-type="string">
            <text:p>N/A</text:p>
          </table:table-cell>
          <table:table-cell office:value-type="date" office:date-value="2021-09-13" table:style-name="DateCell">
            <text:p>2021-09-13</text:p>
          </table:table-cell>
        </table:table-row>
        <table:table-row>
          <table:table-cell office:value-type="string">
            <text:p>BES0002575</text:p>
          </table:table-cell>
          <table:table-cell office:value-type="float" office:value="2575">
            <text:p>2575</text:p>
          </table:table-cell>
          <table:table-cell office:value-type="string">
            <text:p>AFRICA DREAM LTD</text:p>
          </table:table-cell>
          <table:table-cell office:value-type="float" office:value="95069999">
            <text:p>95069999</text:p>
          </table:table-cell>
          <table:table-cell office:value-type="string">
            <text:p>Steven Ngombo</text:p>
          </table:table-cell>
          <table:table-cell office:value-type="date" office:date-value="2021-09-06" table:style-name="DateCell">
            <text:p>2021-09-06</text:p>
          </table:table-cell>
          <table:table-cell office:value-type="string">
            <text:p>705349932 Rama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New installation</text:p>
          </table:table-cell>
          <table:table-cell office:value-type="string">
            <text:p>Deploymen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Lamu</text:p>
          </table:table-cell>
          <table:table-cell office:value-type="string">
            <text:p>Lamu lappest</text:p>
          </table:table-cell>
          <table:table-cell office:value-type="string">
            <text:p>N/A</text:p>
          </table:table-cell>
          <table:table-cell office:value-type="date" office:date-value="2021-09-13" table:style-name="DateCell">
            <text:p>2021-09-13</text:p>
          </table:table-cell>
        </table:table-row>
        <table:table-row>
          <table:table-cell office:value-type="string">
            <text:p>BES0002576</text:p>
          </table:table-cell>
          <table:table-cell office:value-type="float" office:value="2576">
            <text:p>2576</text:p>
          </table:table-cell>
          <table:table-cell office:value-type="string">
            <text:p>KENYA AIRPORTS AUTHORITY MALINDI</text:p>
          </table:table-cell>
          <table:table-cell office:value-type="float" office:value="95072612">
            <text:p>95072612</text:p>
          </table:table-cell>
          <table:table-cell office:value-type="string">
            <text:p>Steven Ngombo</text:p>
          </table:table-cell>
          <table:table-cell office:value-type="date" office:date-value="2021-09-06" table:style-name="DateCell">
            <text:p>2021-09-06</text:p>
          </table:table-cell>
          <table:table-cell office:value-type="string">
            <text:p>0721944067 Stephen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New installation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alindi</text:p>
          </table:table-cell>
          <table:table-cell office:value-type="string">
            <text:p>KCAA Malindi</text:p>
          </table:table-cell>
          <table:table-cell office:value-type="string">
            <text:p>N/A</text:p>
          </table:table-cell>
          <table:table-cell office:value-type="date" office:date-value="2021-09-13" table:style-name="DateCell">
            <text:p>2021-09-13</text:p>
          </table:table-cell>
        </table:table-row>
        <table:table-row>
          <table:table-cell office:value-type="string">
            <text:p>BES0002577</text:p>
          </table:table-cell>
          <table:table-cell office:value-type="float" office:value="2577">
            <text:p>2577</text:p>
          </table:table-cell>
          <table:table-cell office:value-type="string">
            <text:p>TRANSFALGER ENTERPRISES LTD</text:p>
          </table:table-cell>
          <table:table-cell office:value-type="float" office:value="95069992">
            <text:p>95069992</text:p>
          </table:table-cell>
          <table:table-cell office:value-type="string">
            <text:p>Steven Ngombo</text:p>
          </table:table-cell>
          <table:table-cell office:value-type="date" office:date-value="2021-09-06" table:style-name="DateCell">
            <text:p>2021-09-06</text:p>
          </table:table-cell>
          <table:table-cell office:value-type="string">
            <text:p>716588492 Rodger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Fiber installation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ombasa</text:p>
          </table:table-cell>
          <table:table-cell office:value-type="string">
            <text:p>Galaxy suri</text:p>
          </table:table-cell>
          <table:table-cell office:value-type="string">
            <text:p>N/A</text:p>
          </table:table-cell>
          <table:table-cell office:value-type="date" office:date-value="2021-09-13" table:style-name="DateCell">
            <text:p>2021-09-13</text:p>
          </table:table-cell>
        </table:table-row>
        <table:table-row>
          <table:table-cell office:value-type="string">
            <text:p>BES0002578</text:p>
          </table:table-cell>
          <table:table-cell office:value-type="float" office:value="2578">
            <text:p>2578</text:p>
          </table:table-cell>
          <table:table-cell office:value-type="string">
            <text:p>KENYA AIRPORTS AUTHORITY MOMBASA BACKUP</text:p>
          </table:table-cell>
          <table:table-cell office:value-type="float" office:value="95072614">
            <text:p>95072614</text:p>
          </table:table-cell>
          <table:table-cell office:value-type="string">
            <text:p>Sammy Mutisya</text:p>
          </table:table-cell>
          <table:table-cell office:value-type="date" office:date-value="2021-09-06" table:style-name="DateCell">
            <text:p>2021-09-06</text:p>
          </table:table-cell>
          <table:table-cell office:value-type="string">
            <text:p>721944067 Stephen</text:p>
          </table:table-cell>
          <table:table-cell office:value-type="string">
            <text:p>Internet</text:p>
          </table:table-cell>
          <table:table-cell office:value-type="string">
            <text:p>Ceragon</text:p>
          </table:table-cell>
          <table:table-cell office:value-type="string">
            <text:p>Deployment new installation back up link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ombasa</text:p>
          </table:table-cell>
          <table:table-cell office:value-type="string">
            <text:p>MIA Mombasa</text:p>
          </table:table-cell>
          <table:table-cell office:value-type="string">
            <text:p>N/A</text:p>
          </table:table-cell>
          <table:table-cell office:value-type="date" office:date-value="2021-10-06" table:style-name="DateCell">
            <text:p>2021-10-06</text:p>
          </table:table-cell>
        </table:table-row>
        <table:table-row>
          <table:table-cell office:value-type="string">
            <text:p>BES0002579</text:p>
          </table:table-cell>
          <table:table-cell office:value-type="float" office:value="2579">
            <text:p>2579</text:p>
          </table:table-cell>
          <table:table-cell office:value-type="string">
            <text:p>KENYA AIRPORTS AUTHORITY MOMBASA PRIMARY</text:p>
          </table:table-cell>
          <table:table-cell office:value-type="float" office:value="95072608">
            <text:p>95072608</text:p>
          </table:table-cell>
          <table:table-cell office:value-type="string">
            <text:p>Steven Ngombo</text:p>
          </table:table-cell>
          <table:table-cell office:value-type="date" office:date-value="2021-09-06" table:style-name="DateCell">
            <text:p>2021-09-06</text:p>
          </table:table-cell>
          <table:table-cell office:value-type="string">
            <text:p>0721944067 Stephen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New installation - Primary Link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ombasa, Changamwe</text:p>
          </table:table-cell>
          <table:table-cell office:value-type="string">
            <text:p>MIA Mombasa</text:p>
          </table:table-cell>
          <table:table-cell office:value-type="string">
            <text:p>N/A</text:p>
          </table:table-cell>
          <table:table-cell office:value-type="date" office:date-value="2021-10-06" table:style-name="DateCell">
            <text:p>2021-10-06</text:p>
          </table:table-cell>
        </table:table-row>
        <table:table-row>
          <table:table-cell office:value-type="string">
            <text:p>BES0002580</text:p>
          </table:table-cell>
          <table:table-cell office:value-type="float" office:value="2580">
            <text:p>2580</text:p>
          </table:table-cell>
          <table:table-cell office:value-type="string">
            <text:p>LUCY MKAJUMA CHEA</text:p>
          </table:table-cell>
          <table:table-cell office:value-type="float" office:value="95069995">
            <text:p>95069995</text:p>
          </table:table-cell>
          <table:table-cell office:value-type="string">
            <text:p>Steven Ngombo</text:p>
          </table:table-cell>
          <table:table-cell office:value-type="date" office:date-value="2021-09-07" table:style-name="DateCell">
            <text:p>2021-09-07</text:p>
          </table:table-cell>
          <table:table-cell office:value-type="string">
            <text:p>0722681011 Lucy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Fiber installation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kilifi</text:p>
          </table:table-cell>
          <table:table-cell office:value-type="string">
            <text:p>AL-Madina</text:p>
          </table:table-cell>
          <table:table-cell office:value-type="string">
            <text:p>KLF242971</text:p>
          </table:table-cell>
          <table:table-cell office:value-type="date" office:date-value="2021-09-14" table:style-name="DateCell">
            <text:p>2021-09-14</text:p>
          </table:table-cell>
        </table:table-row>
        <table:table-row>
          <table:table-cell office:value-type="string">
            <text:p>BES0002581</text:p>
          </table:table-cell>
          <table:table-cell office:value-type="float" office:value="2581">
            <text:p>2581</text:p>
          </table:table-cell>
          <table:table-cell office:value-type="string">
            <text:p>JANET JACKSON AND SUSAN ADVOCATES</text:p>
          </table:table-cell>
          <table:table-cell office:value-type="float" office:value="95070607">
            <text:p>95070607</text:p>
          </table:table-cell>
          <table:table-cell office:value-type="string">
            <text:p>Sammy Mutisya</text:p>
          </table:table-cell>
          <table:table-cell office:value-type="date" office:date-value="2021-09-08" table:style-name="DateCell">
            <text:p>2021-09-08</text:p>
          </table:table-cell>
          <table:table-cell office:value-type="string">
            <text:p>0797894689 JJ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Deployment - Internet installation</text:p>
          </table:table-cell>
          <table:table-cell office:value-type="string">
            <text:p>Deploymen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Mombasa Town</text:p>
          </table:table-cell>
          <table:table-cell office:value-type="string">
            <text:p>NSSF House</text:p>
          </table:table-cell>
          <table:table-cell office:value-type="string">
            <text:p>N/A</text:p>
          </table:table-cell>
          <table:table-cell office:value-type="date" office:date-value="2021-09-15" table:style-name="DateCell">
            <text:p>2021-09-15</text:p>
          </table:table-cell>
        </table:table-row>
        <table:table-row>
          <table:table-cell office:value-type="string">
            <text:p>BES0002582</text:p>
          </table:table-cell>
          <table:table-cell office:value-type="float" office:value="2582">
            <text:p>2582</text:p>
          </table:table-cell>
          <table:table-cell office:value-type="string">
            <text:p>FRENCH DREAM LTD</text:p>
          </table:table-cell>
          <table:table-cell office:value-type="float" office:value="95069994">
            <text:p>95069994</text:p>
          </table:table-cell>
          <table:table-cell office:value-type="string">
            <text:p>Steven Ngombo</text:p>
          </table:table-cell>
          <table:table-cell office:value-type="date" office:date-value="2021-09-08" table:style-name="DateCell">
            <text:p>2021-09-08</text:p>
          </table:table-cell>
          <table:table-cell office:value-type="string">
            <text:p>0735736908 Dominique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Deployment -New installation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Diani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date" office:date-value="2021-09-15" table:style-name="DateCell">
            <text:p>2021-09-15</text:p>
          </table:table-cell>
        </table:table-row>
        <table:table-row>
          <table:table-cell office:value-type="string">
            <text:p>BES0002583</text:p>
          </table:table-cell>
          <table:table-cell office:value-type="float" office:value="2583">
            <text:p>2583</text:p>
          </table:table-cell>
          <table:table-cell office:value-type="string">
            <text:p>NCPB-Mombasa_Depot</text:p>
          </table:table-cell>
          <table:table-cell office:value-type="float" office:value="95018599">
            <text:p>95018599</text:p>
          </table:table-cell>
          <table:table-cell office:value-type="string">
            <text:p>Geofrey Dena</text:p>
          </table:table-cell>
          <table:table-cell office:value-type="date" office:date-value="2021-09-10" table:style-name="DateCell">
            <text:p>2021-09-10</text:p>
          </table:table-cell>
          <table:table-cell office:value-type="string">
            <text:p>722524414</text:p>
          </table:table-cell>
          <table:table-cell office:value-type="string">
            <text:p>WAN/IP MPLS</text:p>
          </table:table-cell>
          <table:table-cell office:value-type="string">
            <text:p>Wimax</text:p>
          </table:table-cell>
          <table:table-cell office:value-type="string">
            <text:p>Support - Migration</text:p>
          </table:table-cell>
          <table:table-cell office:value-type="string">
            <text:p>Support</text:p>
          </table:table-cell>
          <table:table-cell office:value-type="string">
            <text:p>WIP</text:p>
          </table:table-cell>
          <table:table-cell office:value-type="string">
            <text:p>172.30.46.126</text:p>
          </table:table-cell>
          <table:table-cell office:value-type="string">
            <text:p>Mombasa</text:p>
          </table:table-cell>
          <table:table-cell office:value-type="string">
            <text:p>NCPB Depot Shimanzi</text:p>
          </table:table-cell>
          <table:table-cell office:value-type="string">
            <text:p>N/A</text:p>
          </table:table-cell>
          <table:table-cell office:value-type="date" office:date-value="2021-09-17" table:style-name="DateCell">
            <text:p>2021-09-17</text:p>
          </table:table-cell>
        </table:table-row>
        <table:table-row>
          <table:table-cell office:value-type="string">
            <text:p>BES0002584</text:p>
          </table:table-cell>
          <table:table-cell office:value-type="float" office:value="2584">
            <text:p>2584</text:p>
          </table:table-cell>
          <table:table-cell office:value-type="string">
            <text:p>URBANO LOUNGE LTD</text:p>
          </table:table-cell>
          <table:table-cell office:value-type="float" office:value="793456068">
            <text:p>793456068</text:p>
          </table:table-cell>
          <table:table-cell office:value-type="string">
            <text:p>Steven Ngombo</text:p>
          </table:table-cell>
          <table:table-cell office:value-type="date" office:date-value="2021-09-11" table:style-name="DateCell">
            <text:p>2021-09-11</text:p>
          </table:table-cell>
          <table:table-cell office:value-type="string">
            <text:p>Geoffrey 722218429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Support - Relocation</text:p>
          </table:table-cell>
          <table:table-cell office:value-type="string">
            <text:p>Support</text:p>
          </table:table-cell>
          <table:table-cell office:value-type="string">
            <text:p>Completed</text:p>
          </table:table-cell>
          <table:table-cell office:value-type="string">
            <text:p>Dynamic</text:p>
          </table:table-cell>
          <table:table-cell office:value-type="string">
            <text:p>Mombas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date" office:date-value="2021-09-13" table:style-name="DateCell">
            <text:p>2021-09-13</text:p>
          </table:table-cell>
        </table:table-row>
        <table:table-row>
          <table:table-cell office:value-type="string">
            <text:p>BES0002585</text:p>
          </table:table-cell>
          <table:table-cell office:value-type="float" office:value="2585">
            <text:p>2585</text:p>
          </table:table-cell>
          <table:table-cell office:value-type="string">
            <text:p>KENYA AIRPORTS AUTHORITY-MALINDI BACKUP</text:p>
          </table:table-cell>
          <table:table-cell office:value-type="float" office:value="95072618">
            <text:p>95072618</text:p>
          </table:table-cell>
          <table:table-cell office:value-type="string">
            <text:p>Dena</text:p>
          </table:table-cell>
          <table:table-cell office:value-type="date" office:date-value="2021-09-11" table:style-name="DateCell">
            <text:p>2021-09-11</text:p>
          </table:table-cell>
          <table:table-cell office:value-type="string">
            <text:p>0721944067 Stephen</text:p>
          </table:table-cell>
          <table:table-cell office:value-type="string">
            <text:p>Internet</text:p>
          </table:table-cell>
          <table:table-cell office:value-type="string">
            <text:p>Ceragon</text:p>
          </table:table-cell>
          <table:table-cell office:value-type="string">
            <text:p>Support -  New installation</text:p>
          </table:table-cell>
          <table:table-cell office:value-type="string">
            <text:p>Suppor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alindi</text:p>
          </table:table-cell>
          <table:table-cell office:value-type="string">
            <text:p>KCAA Malindi</text:p>
          </table:table-cell>
          <table:table-cell office:value-type="string">
            <text:p>N/A</text:p>
          </table:table-cell>
          <table:table-cell office:value-type="date" office:date-value="2021-09-17" table:style-name="DateCell">
            <text:p>2021-09-17</text:p>
          </table:table-cell>
        </table:table-row>
        <table:table-row>
          <table:table-cell office:value-type="string">
            <text:p>BES0002586</text:p>
          </table:table-cell>
          <table:table-cell office:value-type="float" office:value="2586">
            <text:p>2586</text:p>
          </table:table-cell>
          <table:table-cell office:value-type="string">
            <text:p>HAPA KENYA</text:p>
          </table:table-cell>
          <table:table-cell office:value-type="float" office:value="95074002">
            <text:p>95074002</text:p>
          </table:table-cell>
          <table:table-cell office:value-type="string">
            <text:p>Mercy Nzilili</text:p>
          </table:table-cell>
          <table:table-cell office:value-type="date" office:date-value="2021-09-11" table:style-name="DateCell">
            <text:p>2021-09-11</text:p>
          </table:table-cell>
          <table:table-cell office:value-type="string">
            <text:p>0721838459 Martin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Support - relocation</text:p>
          </table:table-cell>
          <table:table-cell office:value-type="string">
            <text:p>Suppor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ombasa, Kongowea</text:p>
          </table:table-cell>
          <table:table-cell office:value-type="string">
            <text:p>Hapa Kenya Kongowea</text:p>
          </table:table-cell>
          <table:table-cell office:value-type="string">
            <text:p>N/A</text:p>
          </table:table-cell>
          <table:table-cell office:value-type="date" office:date-value="2021-09-17" table:style-name="DateCell">
            <text:p>2021-09-17</text:p>
          </table:table-cell>
        </table:table-row>
        <table:table-row>
          <table:table-cell office:value-type="string">
            <text:p>BES0002587</text:p>
          </table:table-cell>
          <table:table-cell office:value-type="float" office:value="2587">
            <text:p>2587</text:p>
          </table:table-cell>
          <table:table-cell office:value-type="string">
            <text:p>SAFEPAK LTD</text:p>
          </table:table-cell>
          <table:table-cell office:value-type="float" office:value="95074004">
            <text:p>95074004</text:p>
          </table:table-cell>
          <table:table-cell office:value-type="string">
            <text:p>Steven Ngombo</text:p>
          </table:table-cell>
          <table:table-cell office:value-type="date" office:date-value="2021-09-11" table:style-name="DateCell">
            <text:p>2021-09-11</text:p>
          </table:table-cell>
          <table:table-cell office:value-type="string">
            <text:p>0724390700 Catherine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deployment </text:p>
          </table:table-cell>
          <table:table-cell office:value-type="string">
            <text:p>Deployment</text:p>
          </table:table-cell>
          <table:table-cell office:value-type="string">
            <text:p>Returned</text:p>
          </table:table-cell>
          <table:table-cell office:value-type="string">
            <text:p>N/A</text:p>
          </table:table-cell>
          <table:table-cell office:value-type="string">
            <text:p>Vipingo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date" office:date-value="2021-09-17" table:style-name="DateCell">
            <text:p>2021-09-17</text:p>
          </table:table-cell>
        </table:table-row>
        <table:table-row>
          <table:table-cell office:value-type="string">
            <text:p>BES0002588</text:p>
          </table:table-cell>
          <table:table-cell office:value-type="float" office:value="2588">
            <text:p>2588</text:p>
          </table:table-cell>
          <table:table-cell office:value-type="string">
            <text:p>ROBSON HARRIS AND CO</text:p>
          </table:table-cell>
          <table:table-cell office:value-type="float" office:value="95073573">
            <text:p>95073573</text:p>
          </table:table-cell>
          <table:table-cell office:value-type="string">
            <text:p>Geofrey Dena</text:p>
          </table:table-cell>
          <table:table-cell office:value-type="date" office:date-value="2021-09-13" table:style-name="DateCell">
            <text:p>2021-09-13</text:p>
          </table:table-cell>
          <table:table-cell office:value-type="string">
            <text:p>724320135 Julie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Support Jobs</text:p>
          </table:table-cell>
          <table:table-cell office:value-type="string">
            <text:p>Suppor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Mombasa</text:p>
          </table:table-cell>
          <table:table-cell office:value-type="string">
            <text:p>Ralli House</text:p>
          </table:table-cell>
          <table:table-cell office:value-type="string">
            <text:p>N/A</text:p>
          </table:table-cell>
          <table:table-cell office:value-type="date" office:date-value="2021-09-20" table:style-name="DateCell">
            <text:p>2021-09-20</text:p>
          </table:table-cell>
        </table:table-row>
        <table:table-row>
          <table:table-cell office:value-type="string">
            <text:p>BES0002589</text:p>
          </table:table-cell>
          <table:table-cell office:value-type="float" office:value="2589">
            <text:p>2589</text:p>
          </table:table-cell>
          <table:table-cell office:value-type="string">
            <text:p>MOHAMED HASSAN</text:p>
          </table:table-cell>
          <table:table-cell office:value-type="float" office:value="95072963">
            <text:p>95072963</text:p>
          </table:table-cell>
          <table:table-cell office:value-type="string">
            <text:p>Sammy Mutisya</text:p>
          </table:table-cell>
          <table:table-cell office:value-type="date" office:date-value="2021-09-14" table:style-name="DateCell">
            <text:p>2021-09-14</text:p>
          </table:table-cell>
          <table:table-cell office:value-type="string">
            <text:p>0729232380 Mohamed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Installation of fiber passive</text:p>
          </table:table-cell>
          <table:table-cell office:value-type="string">
            <text:p>Deployment</text:p>
          </table:table-cell>
          <table:table-cell office:value-type="string">
            <text:p>Returned</text:p>
          </table:table-cell>
          <table:table-cell office:value-type="string">
            <text:p>N/A</text:p>
          </table:table-cell>
          <table:table-cell office:value-type="string">
            <text:p>Mombasa</text:p>
          </table:table-cell>
          <table:table-cell office:value-type="string">
            <text:p>Post Bank HSE</text:p>
          </table:table-cell>
          <table:table-cell office:value-type="string">
            <text:p>MBS141073</text:p>
          </table:table-cell>
          <table:table-cell office:value-type="date" office:date-value="2021-09-21" table:style-name="DateCell">
            <text:p>2021-09-21</text:p>
          </table:table-cell>
        </table:table-row>
        <table:table-row>
          <table:table-cell office:value-type="string">
            <text:p>BES0002590</text:p>
          </table:table-cell>
          <table:table-cell office:value-type="float" office:value="2590">
            <text:p>2590</text:p>
          </table:table-cell>
          <table:table-cell office:value-type="string">
            <text:p>SOTE LOGISTICS</text:p>
          </table:table-cell>
          <table:table-cell office:value-type="float" office:value="95072957">
            <text:p>95072957</text:p>
          </table:table-cell>
          <table:table-cell office:value-type="string">
            <text:p>Stevens Ngombo</text:p>
          </table:table-cell>
          <table:table-cell office:value-type="date" office:date-value="2021-09-14" table:style-name="DateCell">
            <text:p>2021-09-14</text:p>
          </table:table-cell>
          <table:table-cell office:value-type="string">
            <text:p>0795579079 Susan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Deployment new installation</text:p>
          </table:table-cell>
          <table:table-cell office:value-type="string">
            <text:p>Deploymen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Mombasa</text:p>
          </table:table-cell>
          <table:table-cell office:value-type="string">
            <text:p>Jubilee Arcade</text:p>
          </table:table-cell>
          <table:table-cell office:value-type="string">
            <text:p>MBS142533</text:p>
          </table:table-cell>
          <table:table-cell office:value-type="date" office:date-value="2021-09-21" table:style-name="DateCell">
            <text:p>2021-09-21</text:p>
          </table:table-cell>
        </table:table-row>
        <table:table-row>
          <table:table-cell office:value-type="string">
            <text:p>BES0002591</text:p>
          </table:table-cell>
          <table:table-cell office:value-type="float" office:value="2591">
            <text:p>2591</text:p>
          </table:table-cell>
          <table:table-cell office:value-type="string">
            <text:p>FATUMA UMAZI MWARUWA</text:p>
          </table:table-cell>
          <table:table-cell office:value-type="float" office:value="95067881">
            <text:p>95067881</text:p>
          </table:table-cell>
          <table:table-cell office:value-type="string">
            <text:p>Steven Ngombo</text:p>
          </table:table-cell>
          <table:table-cell office:value-type="date" office:date-value="2021-09-14" table:style-name="DateCell">
            <text:p>2021-09-14</text:p>
          </table:table-cell>
          <table:table-cell office:value-type="string">
            <text:p>0757785030 Fatuma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Deployment of fiber active installation</text:p>
          </table:table-cell>
          <table:table-cell office:value-type="string">
            <text:p>Deploymen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Mariakani</text:p>
          </table:table-cell>
          <table:table-cell office:value-type="string">
            <text:p>Comfort Hotel</text:p>
          </table:table-cell>
          <table:table-cell office:value-type="string">
            <text:p>N/A</text:p>
          </table:table-cell>
          <table:table-cell office:value-type="date" office:date-value="2021-09-21" table:style-name="DateCell">
            <text:p>2021-09-21</text:p>
          </table:table-cell>
        </table:table-row>
        <table:table-row>
          <table:table-cell office:value-type="string">
            <text:p>BES0002592</text:p>
          </table:table-cell>
          <table:table-cell office:value-type="float" office:value="2592">
            <text:p>2592</text:p>
          </table:table-cell>
          <table:table-cell office:value-type="string">
            <text:p>SIMON NDURU KAGIA</text:p>
          </table:table-cell>
          <table:table-cell office:value-type="float" office:value="95074005">
            <text:p>95074005</text:p>
          </table:table-cell>
          <table:table-cell office:value-type="string">
            <text:p>Geofrey Dena</text:p>
          </table:table-cell>
          <table:table-cell office:value-type="date" office:date-value="2021-09-14" table:style-name="DateCell">
            <text:p>2021-09-14</text:p>
          </table:table-cell>
          <table:table-cell office:value-type="string">
            <text:p>0702639900 Simon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Support</text:p>
          </table:table-cell>
          <table:table-cell office:value-type="string">
            <text:p>Suppor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Ukunda</text:p>
          </table:table-cell>
          <table:table-cell office:value-type="string">
            <text:p>Umbi Complex</text:p>
          </table:table-cell>
          <table:table-cell office:value-type="string">
            <text:p>N/A</text:p>
          </table:table-cell>
          <table:table-cell office:value-type="date" office:date-value="2021-09-21" table:style-name="DateCell">
            <text:p>2021-09-21</text:p>
          </table:table-cell>
        </table:table-row>
        <table:table-row>
          <table:table-cell office:value-type="string">
            <text:p>BES0002593</text:p>
          </table:table-cell>
          <table:table-cell office:value-type="float" office:value="2593">
            <text:p>2593</text:p>
          </table:table-cell>
          <table:table-cell office:value-type="string">
            <text:p>SAFARI DOCTORS LTD</text:p>
          </table:table-cell>
          <table:table-cell office:value-type="float" office:value="95075214">
            <text:p>95075214</text:p>
          </table:table-cell>
          <table:table-cell office:value-type="string">
            <text:p>Steven</text:p>
          </table:table-cell>
          <table:table-cell office:value-type="date" office:date-value="2021-09-16" table:style-name="DateCell">
            <text:p>2021-09-16</text:p>
          </table:table-cell>
          <table:table-cell office:value-type="string">
            <text:p> 254721779081</text:p>
          </table:table-cell>
          <table:table-cell office:value-type="string">
            <text:p>Internet</text:p>
          </table:table-cell>
          <table:table-cell office:value-type="string">
            <text:p>Active Fiber</text:p>
          </table:table-cell>
          <table:table-cell office:value-type="string">
            <text:p>Installation of new fiber</text:p>
          </table:table-cell>
          <table:table-cell office:value-type="string">
            <text:p>Deployment</text:p>
          </table:table-cell>
          <table:table-cell office:value-type="string">
            <text:p>Completed</text:p>
          </table:table-cell>
          <table:table-cell office:value-type="string">
            <text:p>N/A</text:p>
          </table:table-cell>
          <table:table-cell office:value-type="string">
            <text:p>Lamu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date" office:date-value="2021-09-23" table:style-name="DateCell">
            <text:p>2021-09-23</text:p>
          </table:table-cell>
        </table:table-row>
        <table:table-row>
          <table:table-cell office:value-type="string">
            <text:p>BES0002594</text:p>
          </table:table-cell>
          <table:table-cell office:value-type="float" office:value="2594">
            <text:p>2594</text:p>
          </table:table-cell>
          <table:table-cell office:value-type="string">
            <text:p>SAFARICOM LIMITED, ELI ZAPHAN HOUSE</text:p>
          </table:table-cell>
          <table:table-cell office:value-type="float" office:value="95074015">
            <text:p>95074015</text:p>
          </table:table-cell>
          <table:table-cell office:value-type="string">
            <text:p>Steven Ngombo</text:p>
          </table:table-cell>
          <table:table-cell office:value-type="date" office:date-value="2021-09-16" table:style-name="DateCell">
            <text:p>2021-09-16</text:p>
          </table:table-cell>
          <table:table-cell office:value-type="string">
            <text:p> 254700732529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Installation of new fiber to the business 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ALINDI</text:p>
          </table:table-cell>
          <table:table-cell office:value-type="string">
            <text:p>ELI ZAPHAN HOUSE</text:p>
          </table:table-cell>
          <table:table-cell office:value-type="string">
            <text:p>N/A</text:p>
          </table:table-cell>
          <table:table-cell office:value-type="date" office:date-value="2021-09-23" table:style-name="DateCell">
            <text:p>2021-09-23</text:p>
          </table:table-cell>
        </table:table-row>
        <table:table-row>
          <table:table-cell office:value-type="string">
            <text:p>BES0002595</text:p>
          </table:table-cell>
          <table:table-cell office:value-type="float" office:value="2595">
            <text:p>2595</text:p>
          </table:table-cell>
          <table:table-cell office:value-type="string">
            <text:p>MARY GORRETI OCHWADA</text:p>
          </table:table-cell>
          <table:table-cell office:value-type="float" office:value="95074012">
            <text:p>95074012</text:p>
          </table:table-cell>
          <table:table-cell office:value-type="string">
            <text:p>Steven Ngombo</text:p>
          </table:table-cell>
          <table:table-cell office:value-type="date" office:date-value="2021-09-17" table:style-name="DateCell">
            <text:p>2021-09-17</text:p>
          </table:table-cell>
          <table:table-cell office:value-type="string">
            <text:p>Mary  254722326615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Deploy installation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ALINDI</text:p>
          </table:table-cell>
          <table:table-cell office:value-type="string">
            <text:p>MALINDI COMPLEX</text:p>
          </table:table-cell>
          <table:table-cell office:value-type="string">
            <text:p>MLN141660 </text:p>
          </table:table-cell>
          <table:table-cell office:value-type="date" office:date-value="2021-09-24" table:style-name="DateCell">
            <text:p>2021-09-24</text:p>
          </table:table-cell>
        </table:table-row>
        <table:table-row>
          <table:table-cell office:value-type="string">
            <text:p>BES0002596</text:p>
          </table:table-cell>
          <table:table-cell office:value-type="float" office:value="2596">
            <text:p>2596</text:p>
          </table:table-cell>
          <table:table-cell office:value-type="string">
            <text:p>ACK PWANI CHRISTIAN SERVICES-HANNAH MWANCIFI</text:p>
          </table:table-cell>
          <table:table-cell office:value-type="float" office:value="95074016">
            <text:p>95074016</text:p>
          </table:table-cell>
          <table:table-cell office:value-type="string">
            <text:p>Sammy</text:p>
          </table:table-cell>
          <table:table-cell office:value-type="date" office:date-value="2021-09-17" table:style-name="DateCell">
            <text:p>2021-09-17</text:p>
          </table:table-cell>
          <table:table-cell office:value-type="string">
            <text:p>Willis Oguta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Deploy new nstallation of fiber Passive</text:p>
          </table:table-cell>
          <table:table-cell office:value-type="string">
            <text:p>Deployment</text:p>
          </table:table-cell>
          <table:table-cell office:value-type="string">
            <text:p>WIP</text:p>
          </table:table-cell>
          <table:table-cell office:value-type="string">
            <text:p>N/A</text:p>
          </table:table-cell>
          <table:table-cell office:value-type="string">
            <text:p>Mombasa</text:p>
          </table:table-cell>
          <table:table-cell office:value-type="string">
            <text:p>ACK PLAZA</text:p>
          </table:table-cell>
          <table:table-cell office:value-type="string">
            <text:p>MBS141117</text:p>
          </table:table-cell>
          <table:table-cell office:value-type="date" office:date-value="2021-09-24" table:style-name="DateCell">
            <text:p>2021-09-24</text:p>
          </table:table-cell>
        </table:table-row>
        <table:table-row>
          <table:table-cell office:value-type="string">
            <text:p>BES0002597</text:p>
          </table:table-cell>
          <table:table-cell office:value-type="float" office:value="2597">
            <text:p>2597</text:p>
          </table:table-cell>
          <table:table-cell office:value-type="string">
            <text:p>DANCO HARDWARE AND ELECTRICALS</text:p>
          </table:table-cell>
          <table:table-cell office:value-type="float" office:value="95074013">
            <text:p>95074013</text:p>
          </table:table-cell>
          <table:table-cell office:value-type="string">
            <text:p>Sammy Mutisya</text:p>
          </table:table-cell>
          <table:table-cell office:value-type="date" office:date-value="2021-09-18" table:style-name="DateCell">
            <text:p>2021-09-18</text:p>
          </table:table-cell>
          <table:table-cell office:value-type="string">
            <text:p> 254718669192 Danco Hardware</text:p>
          </table:table-cell>
          <table:table-cell office:value-type="string">
            <text:p>Internet</text:p>
          </table:table-cell>
          <table:table-cell office:value-type="string">
            <text:p>Passive Fiber</text:p>
          </table:table-cell>
          <table:table-cell office:value-type="string">
            <text:p>Installation of passive fiber</text:p>
          </table:table-cell>
          <table:table-cell office:value-type="string">
            <text:p>Deployment</text:p>
          </table:table-cell>
          <table:table-cell office:value-type="string">
            <text:p>Returned</text:p>
          </table:table-cell>
          <table:table-cell office:value-type="string">
            <text:p>N/A</text:p>
          </table:table-cell>
          <table:table-cell office:value-type="string">
            <text:p>Ukunda</text:p>
          </table:table-cell>
          <table:table-cell office:value-type="string">
            <text:p>SIKU NJEMA PLAZA</text:p>
          </table:table-cell>
          <table:table-cell office:value-type="string">
            <text:p>N/A</text:p>
          </table:table-cell>
          <table:table-cell office:value-type="date" office:date-value="2021-09-25" table:style-name="DateCell">
            <text:p>2021-09-25</text:p>
          </table:table-cell>
        </table:table-row>
        <table:table-row>
          <table:table-cell office:value-type="string">
            <text:p>BES0002598</text:p>
          </table:table-cell>
          <table:table-cell office:value-type="float" office:value="2598">
            <text:p>2598</text:p>
          </table:table-cell>
          <table:table-cell office:value-type="string">
            <text:p>ASP  COMPANY LIMITED-2</text:p>
          </table:table-cell>
          <table:table-cell office:value-type="float" office:value="110653735">
            <text:p>110653735</text:p>
          </table:table-cell>
          <table:table-cell office:value-type="string">
            <text:p>Stevens</text:p>
          </table:table-cell>
          <table:table-cell office:value-type="date" office:date-value="2021-09-22" table:style-name="DateCell">
            <text:p>2021-09-22</text:p>
          </table:table-cell>
          <table:table-cell office:value-type="string">
            <text:p>Sai Srinivas 718848479           </text:p>
          </table:table-cell>
          <table:table-cell office:value-type="string">
            <text:p>Internet</text:p>
          </table:table-cell>
          <table:table-cell office:value-type="string">
            <text:p>LTE</text:p>
          </table:table-cell>
          <table:table-cell office:value-type="string">
            <text:p>LTE New Installation</text:p>
          </table:table-cell>
          <table:table-cell office:value-type="string">
            <text:p>Deployment</text:p>
          </table:table-cell>
          <table:table-cell office:value-type="string">
            <text:p>Returned</text:p>
          </table:table-cell>
          <table:table-cell office:value-type="string">
            <text:p>N/A</text:p>
          </table:table-cell>
          <table:table-cell office:value-type="string">
            <text:p>KAJIADO COUNTY, ISINY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date" office:date-value="2021-09-23" table:style-name="DateCell">
            <text:p>2021-09-23</text:p>
          </table:table-cell>
        </table:table-row>
      </table:table>
      <table:table table:name="instructions">
        <table:table-row>
          <table:table-cell office:value-type="float" office:value="31">
            <text:p>31</text:p>
          </table:table-cell>
          <table:table-cell office:value-type="date" office:date-value="2021-09-11" table:style-name="DateCell">
            <text:p>2021-09-11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string">
            <text:p>Technician</text:p>
          </table:table-cell>
          <table:table-cell office:value-type="string">
            <text:p>install fiber Gpon</text:p>
          </table:table-cell>
          <table:table-cell office:value-type="float" office:value="2.5">
            <text:p>2.5</text:p>
          </table:table-cell>
          <table:table-cell office:value-type="float" office:value="4500">
            <text:p>4500</text:p>
          </table:table-cell>
          <table:table-cell office:value-type="string">
            <text:p>BES0002580</text:p>
          </table:table-cell>
        </table:table-row>
        <table:table-row>
          <table:table-cell office:value-type="float" office:value="32">
            <text:p>32</text:p>
          </table:table-cell>
          <table:table-cell office:value-type="date" office:date-value="2021-09-13" table:style-name="DateCell">
            <text:p>2021-09-13</text:p>
          </table:table-cell>
          <table:table-cell office:value-type="float" office:value="2.8">
            <text:p>2.8</text:p>
          </table:table-cell>
          <table:table-cell office:value-type="float" office:value="400">
            <text:p>400</text:p>
          </table:table-cell>
          <table:table-cell office:value-type="string">
            <text:p>Alex Muthui</text:p>
          </table:table-cell>
          <table:table-cell office:value-type="string">
            <text:p>Installation fiber passive</text:p>
          </table:table-cell>
          <table:table-cell office:value-type="float" office:value="2">
            <text:p>2</text:p>
          </table:table-cell>
          <table:table-cell office:value-type="float" office:value="5500">
            <text:p>5500</text:p>
          </table:table-cell>
          <table:table-cell office:value-type="string">
            <text:p>BES0002588</text:p>
          </table:table-cell>
        </table:table-row>
        <table:table-row>
          <table:table-cell office:value-type="float" office:value="36">
            <text:p>36</text:p>
          </table:table-cell>
          <table:table-cell office:value-type="date" office:date-value="2021-09-07" table:style-name="DateCell">
            <text:p>2021-09-0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string">
            <text:p>Sammy</text:p>
          </table:table-cell>
          <table:table-cell office:value-type="string">
            <text:p>Installation</text:p>
          </table:table-cell>
          <table:table-cell office:value-type="float" office:value="45">
            <text:p>45</text:p>
          </table:table-cell>
          <table:table-cell office:value-type="float" office:value="9500">
            <text:p>9500</text:p>
          </table:table-cell>
          <table:table-cell office:value-type="string">
            <text:p>BES0002588</text:p>
          </table:table-cell>
        </table:table-row>
      </table:table>
      <table:table table:name="orderitems">
        <table:table-row>
          <table:table-cell office:value-type="float" office:value="5">
            <text:p>5</text:p>
          </table:table-cell>
          <table:table-cell office:value-type="string">
            <text:p>Flex</text:p>
          </table:table-cell>
          <table:table-cell office:value-type="float" office:value="1">
            <text:p>1</text:p>
          </table:table-cell>
          <table:table-cell office:value-type="string">
            <text:p>meters </text:p>
          </table:table-cell>
          <table:table-cell office:value-type="string">
            <text:p>Connecting flex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95073904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Trunk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trunking</text:p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  <table:table-cell office:value-type="string">
            <text:p>95063804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abT</text:p>
          </table:table-cell>
          <table:table-cell office:value-type="float" office:value="30">
            <text:p>30</text:p>
          </table:table-cell>
          <table:table-cell office:value-type="string">
            <text:p>pcs</text:p>
          </table:table-cell>
          <table:table-cell office:value-type="string">
            <text:p>cable ties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string">
            <text:p>95068704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tr45</text:p>
          </table:table-cell>
          <table:table-cell office:value-type="float" office:value="4">
            <text:p>4</text:p>
          </table:table-cell>
          <table:table-cell office:value-type="string">
            <text:p>meters </text:p>
          </table:table-cell>
          <table:table-cell office:value-type="string">
            <text:p>Trunking 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BES0002576</text:p>
          </table:table-cell>
        </table:table-row>
      </table:table>
      <table:table table:name="session">
        <table:table-row>
          <table:table-cell office:value-type="float" office:value="65">
            <text:p>65</text:p>
          </table:table-cell>
          <table:table-cell office:value-type="string">
            <text:p>2020</text:p>
          </table:table-cell>
          <table:table-cell office:value-type="string">
            <text:p/>
          </table:table-cell>
        </table:table-row>
      </table:table>
      <table:table table:name="staff">
        <table:table-row>
          <table:table-cell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Wanaswa</text:p>
          </table:table-cell>
          <table:table-cell office:value-type="float" office:value="240678390">
            <text:p>240678390</text:p>
          </table:table-cell>
          <table:table-cell office:value-type="string">
            <text:p>mike@yahoo.com</text:p>
          </table:table-cell>
          <table:table-cell office:value-type="string">
            <text:p>Munaa</text:p>
          </table:table-cell>
          <table:table-cell office:value-type="string">
            <text:p>075432678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sammy</text:p>
          </table:table-cell>
          <table:table-cell office:value-type="string">
            <text:p>Nzuki</text:p>
          </table:table-cell>
          <table:table-cell office:value-type="float" office:value="35627881">
            <text:p>35627881</text:p>
          </table:table-cell>
          <table:table-cell office:value-type="string">
            <text:p>mwangi@yahoo.com</text:p>
          </table:table-cell>
          <table:table-cell office:value-type="string">
            <text:p>samtish2010@gmail.com</text:p>
          </table:table-cell>
          <table:table-cell office:value-type="string">
            <text:p>+2547233334</text:p>
          </table:table-cell>
        </table:table-row>
      </table:table>
      <table:table table:name="surveyjobs">
        <table:table-row>
          <table:table-cell office:value-type="string">
            <text:p>ACK BISHOP HANNINGTON INSTITUT</text:p>
          </table:table-cell>
          <table:table-cell office:value-type="string">
            <text:p>Rose Kimani</text:p>
          </table:table-cell>
          <table:table-cell office:value-type="string">
            <text:p>Mombasa - Buxton</text:p>
          </table:table-cell>
          <table:table-cell office:value-type="string">
            <text:p>4 2 41.26 S 39 40 13.34 E</text:p>
          </table:table-cell>
          <table:table-cell office:value-type="string">
            <text:p>Microwave</text:p>
          </table:table-cell>
          <table:table-cell office:value-type="string">
            <text:p>REQ000003579810</text:p>
          </table:table-cell>
          <table:table-cell office:value-type="string">
            <text:p>Alfred Onyango</text:p>
          </table:table-cell>
          <table:table-cell office:value-type="float" office:value="712479833">
            <text:p>712479833</text:p>
          </table:table-cell>
          <table:table-cell office:value-type="string">
            <text:p>Benson Mangenyi</text:p>
          </table:table-cell>
          <table:table-cell office:value-type="float" office:value="726732491">
            <text:p>726732491</text:p>
          </table:table-cell>
          <table:table-cell office:value-type="date" office:date-value="2021-09-20" table:style-name="DateCell">
            <text:p>2021-09-20</text:p>
          </table:table-cell>
          <table:table-cell office:value-type="string">
            <text:p>Building NOT Fiber ready, Manhole 300mtrs away. There's LOS, NO Ceragon covarage,LTE signal is good</text:p>
          </table:table-cell>
        </table:table-row>
        <table:table-row>
          <table:table-cell office:value-type="string">
            <text:p>Amadeus Mada</text:p>
          </table:table-cell>
          <table:table-cell office:value-type="string">
            <text:p>Daniel Kinuthia</text:p>
          </table:table-cell>
          <table:table-cell office:value-type="string">
            <text:p>Diani Ukunda</text:p>
          </table:table-cell>
          <table:table-cell office:value-type="string">
            <text:p>4 56 56.67 S 39 34 34.54</text:p>
          </table:table-cell>
          <table:table-cell office:value-type="string">
            <text:p>Microwave</text:p>
          </table:table-cell>
          <table:table-cell office:value-type="string">
            <text:p>REQ00000435443</text:p>
          </table:table-cell>
          <table:table-cell office:value-type="string">
            <text:p>Kinyua</text:p>
          </table:table-cell>
          <table:table-cell office:value-type="float" office:value="0">
            <text:p>0</text:p>
          </table:table-cell>
          <table:table-cell office:value-type="string">
            <text:p>Benson</text:p>
          </table:table-cell>
          <table:table-cell office:value-type="float" office:value="3547729902">
            <text:p>3547729902</text:p>
          </table:table-cell>
          <table:table-cell office:value-type="date" office:date-value="2021-08-19" table:style-name="DateCell">
            <text:p>2021-08-19</text:p>
          </table:table-cell>
          <table:table-cell office:value-type="string">
            <text:p>Building is Fiber ready, LTE Coverage</text:p>
          </table:table-cell>
        </table:table-row>
        <table:table-row>
          <table:table-cell office:value-type="string">
            <text:p>BOC Kenya LTD</text:p>
          </table:table-cell>
          <table:table-cell office:value-type="string">
            <text:p>Daniel Kinuthia</text:p>
          </table:table-cell>
          <table:table-cell office:value-type="string">
            <text:p>Liwatoni - Mombasa</text:p>
          </table:table-cell>
          <table:table-cell office:value-type="string">
            <text:p>4 03 56.2 S 39 39 35.3 E</text:p>
          </table:table-cell>
          <table:table-cell office:value-type="string">
            <text:p>All Media</text:p>
          </table:table-cell>
          <table:table-cell office:value-type="string">
            <text:p>REQ00000354834</text:p>
          </table:table-cell>
          <table:table-cell office:value-type="string">
            <text:p>Peter Muraya</text:p>
          </table:table-cell>
          <table:table-cell office:value-type="float" office:value="725824649">
            <text:p>725824649</text:p>
          </table:table-cell>
          <table:table-cell office:value-type="string">
            <text:p>Danson/Nyiro</text:p>
          </table:table-cell>
          <table:table-cell office:value-type="float" office:value="702514903">
            <text:p>702514903</text:p>
          </table:table-cell>
          <table:table-cell office:value-type="date" office:date-value="2021-08-25" table:style-name="DateCell">
            <text:p>2021-08-25</text:p>
          </table:table-cell>
          <table:table-cell office:value-type="string">
            <text:p>Building is Not Fiber ready, LTE is Posible</text:p>
          </table:table-cell>
        </table:table-row>
        <table:table-row>
          <table:table-cell office:value-type="string">
            <text:p>Cook N Lite</text:p>
          </table:table-cell>
          <table:table-cell office:value-type="string">
            <text:p>Rose Kimani</text:p>
          </table:table-cell>
          <table:table-cell office:value-type="string">
            <text:p>Jela Baridi</text:p>
          </table:table-cell>
          <table:table-cell office:value-type="string">
            <text:p>4 2 46.31 S 39 39 17.70 E</text:p>
          </table:table-cell>
          <table:table-cell office:value-type="string">
            <text:p>All Media</text:p>
          </table:table-cell>
          <table:table-cell office:value-type="string">
            <text:p>N/A</text:p>
          </table:table-cell>
          <table:table-cell office:value-type="string">
            <text:p>Cleopas Juma</text:p>
          </table:table-cell>
          <table:table-cell office:value-type="float" office:value="737578050">
            <text:p>737578050</text:p>
          </table:table-cell>
          <table:table-cell office:value-type="string">
            <text:p>Benson Mangenyi</text:p>
          </table:table-cell>
          <table:table-cell office:value-type="float" office:value="726732491">
            <text:p>726732491</text:p>
          </table:table-cell>
          <table:table-cell office:value-type="date" office:date-value="2021-09-20" table:style-name="DateCell">
            <text:p>2021-09-20</text:p>
          </table:table-cell>
          <table:table-cell office:value-type="string">
            <text:p>Building Not fiber ready, Manhole 300Mtrs,LOS at Rooftop,Lte Signal good, No Ceragon Coverage</text:p>
          </table:table-cell>
        </table:table-row>
        <table:table-row>
          <table:table-cell office:value-type="string">
            <text:p>Faulu Bank</text:p>
          </table:table-cell>
          <table:table-cell office:value-type="string">
            <text:p>Rose Kimani</text:p>
          </table:table-cell>
          <table:table-cell office:value-type="string">
            <text:p>Mazeras</text:p>
          </table:table-cell>
          <table:table-cell office:value-type="string">
            <text:p>4 56 56.67 S 39 34 34.56 E</text:p>
          </table:table-cell>
          <table:table-cell office:value-type="string">
            <text:p>WiFi</text:p>
          </table:table-cell>
          <table:table-cell office:value-type="string">
            <text:p>REQ00000433454</text:p>
          </table:table-cell>
          <table:table-cell office:value-type="string">
            <text:p>Muthuka</text:p>
          </table:table-cell>
          <table:table-cell office:value-type="float" office:value="786533124">
            <text:p>786533124</text:p>
          </table:table-cell>
          <table:table-cell office:value-type="string">
            <text:p>Benson</text:p>
          </table:table-cell>
          <table:table-cell office:value-type="float" office:value="3547729902">
            <text:p>3547729902</text:p>
          </table:table-cell>
          <table:table-cell office:value-type="date" office:date-value="2021-08-26" table:style-name="DateCell">
            <text:p>2021-08-26</text:p>
          </table:table-cell>
          <table:table-cell office:value-type="string">
            <text:p>Building is Fiber ready</text:p>
          </table:table-cell>
        </table:table-row>
        <table:table-row>
          <table:table-cell office:value-type="string">
            <text:p>Faulu Branch - Mombasa</text:p>
          </table:table-cell>
          <table:table-cell office:value-type="string">
            <text:p>Samuel Mwangi</text:p>
          </table:table-cell>
          <table:table-cell office:value-type="string">
            <text:p>Mombasa Town</text:p>
          </table:table-cell>
          <table:table-cell office:value-type="string">
            <text:p>-4.6999 S 39.7778</text:p>
          </table:table-cell>
          <table:table-cell office:value-type="string">
            <text:p>WiFi</text:p>
          </table:table-cell>
          <table:table-cell office:value-type="string">
            <text:p>REQ0000043556</text:p>
          </table:table-cell>
          <table:table-cell office:value-type="string">
            <text:p>Amhed</text:p>
          </table:table-cell>
          <table:table-cell office:value-type="float" office:value="734256678">
            <text:p>734256678</text:p>
          </table:table-cell>
          <table:table-cell office:value-type="string">
            <text:p>Nyiro</text:p>
          </table:table-cell>
          <table:table-cell office:value-type="float" office:value="724567621">
            <text:p>724567621</text:p>
          </table:table-cell>
          <table:table-cell office:value-type="date" office:date-value="2021-08-26" table:style-name="DateCell">
            <text:p>2021-08-26</text:p>
          </table:table-cell>
          <table:table-cell office:value-type="string">
            <text:p>Microwave, LTE, Ceragon Coverage</text:p>
          </table:table-cell>
        </table:table-row>
        <table:table-row>
          <table:table-cell office:value-type="string">
            <text:p>Jambo Steel</text:p>
          </table:table-cell>
          <table:table-cell office:value-type="string">
            <text:p>Daniel Kinuthia</text:p>
          </table:table-cell>
          <table:table-cell office:value-type="string">
            <text:p>Malindi</text:p>
          </table:table-cell>
          <table:table-cell office:value-type="string">
            <text:p>N/A</text:p>
          </table:table-cell>
          <table:table-cell office:value-type="string">
            <text:p>WiFi</text:p>
          </table:table-cell>
          <table:table-cell office:value-type="string">
            <text:p>REQ0000043556</text:p>
          </table:table-cell>
          <table:table-cell office:value-type="string">
            <text:p>Muthuka</text:p>
          </table:table-cell>
          <table:table-cell office:value-type="float" office:value="7987477748">
            <text:p>7987477748</text:p>
          </table:table-cell>
          <table:table-cell office:value-type="string">
            <text:p>Ezekiel</text:p>
          </table:table-cell>
          <table:table-cell office:value-type="float" office:value="724516789">
            <text:p>724516789</text:p>
          </table:table-cell>
          <table:table-cell office:value-type="date" office:date-value="2021-08-11" table:style-name="DateCell">
            <text:p>2021-08-11</text:p>
          </table:table-cell>
          <table:table-cell office:value-type="string">
            <text:p>Building is Fiber ready</text:p>
          </table:table-cell>
        </table:table-row>
        <table:table-row>
          <table:table-cell office:value-type="string">
            <text:p>Kyosk Digital Services</text:p>
          </table:table-cell>
          <table:table-cell office:value-type="string">
            <text:p>Kelvin Kuria</text:p>
          </table:table-cell>
          <table:table-cell office:value-type="string">
            <text:p>Millie Fruits Processors</text:p>
          </table:table-cell>
          <table:table-cell office:value-type="string">
            <text:p>3 56 37.5 S 39 44 44 E</text:p>
          </table:table-cell>
          <table:table-cell office:value-type="string">
            <text:p/>
          </table:table-cell>
          <table:table-cell office:value-type="string">
            <text:p>REQ000003578042</text:p>
          </table:table-cell>
          <table:table-cell office:value-type="string">
            <text:p>Paul Yamoh</text:p>
          </table:table-cell>
          <table:table-cell office:value-type="float" office:value="110941308">
            <text:p>110941308</text:p>
          </table:table-cell>
          <table:table-cell office:value-type="string">
            <text:p>Ron/Mercy</text:p>
          </table:table-cell>
          <table:table-cell office:value-type="float" office:value="708040163">
            <text:p>708040163</text:p>
          </table:table-cell>
          <table:table-cell office:value-type="date" office:date-value="2021-09-20" table:style-name="DateCell">
            <text:p>2021-09-20</text:p>
          </table:table-cell>
          <table:table-cell office:value-type="string">
            <text:p>Not fiber Ready, JTL and Access Available, LTE</text:p>
          </table:table-cell>
        </table:table-row>
        <table:table-row>
          <table:table-cell office:value-type="string">
            <text:p>Safarilympics(sportday/Events)</text:p>
          </table:table-cell>
          <table:table-cell office:value-type="string">
            <text:p>Rose Kimani</text:p>
          </table:table-cell>
          <table:table-cell office:value-type="string">
            <text:p>Mombasa Sports Club</text:p>
          </table:table-cell>
          <table:table-cell office:value-type="string">
            <text:p>4 3 49.03 S 39 40 3.33 E</text:p>
          </table:table-cell>
          <table:table-cell office:value-type="string">
            <text:p>All Media</text:p>
          </table:table-cell>
          <table:table-cell office:value-type="string">
            <text:p>REQ000003539257</text:p>
          </table:table-cell>
          <table:table-cell office:value-type="string">
            <text:p>Roe Kimani</text:p>
          </table:table-cell>
          <table:table-cell office:value-type="float" office:value="718732253">
            <text:p>718732253</text:p>
          </table:table-cell>
          <table:table-cell office:value-type="string">
            <text:p>Nicholas Nyundo</text:p>
          </table:table-cell>
          <table:table-cell office:value-type="float" office:value="728997284">
            <text:p>728997284</text:p>
          </table:table-cell>
          <table:table-cell office:value-type="date" office:date-value="2021-08-24" table:style-name="DateCell">
            <text:p>2021-08-24</text:p>
          </table:table-cell>
          <table:table-cell office:value-type="string">
            <text:p>LTE Coverage,Microwave - Clear LOS to Mbarari BTS</text:p>
          </table:table-cell>
        </table:table-row>
        <table:table-row>
          <table:table-cell office:value-type="string">
            <text:p>Watu Credit</text:p>
          </table:table-cell>
          <table:table-cell office:value-type="string">
            <text:p>Abraham Agol</text:p>
          </table:table-cell>
          <table:table-cell office:value-type="string">
            <text:p>Kilifi</text:p>
          </table:table-cell>
          <table:table-cell office:value-type="string">
            <text:p>4 56 56.67 S 39 34 34.56 E</text:p>
          </table:table-cell>
          <table:table-cell office:value-type="string">
            <text:p/>
          </table:table-cell>
          <table:table-cell office:value-type="string">
            <text:p>REQ00000435443</text:p>
          </table:table-cell>
          <table:table-cell office:value-type="string">
            <text:p>Muthuka</text:p>
          </table:table-cell>
          <table:table-cell office:value-type="float" office:value="786533124">
            <text:p>786533124</text:p>
          </table:table-cell>
          <table:table-cell office:value-type="string">
            <text:p>Ezekiel</text:p>
          </table:table-cell>
          <table:table-cell office:value-type="float" office:value="3547729902">
            <text:p>3547729902</text:p>
          </table:table-cell>
          <table:table-cell office:value-type="date" office:date-value="2021-08-17" table:style-name="DateCell">
            <text:p>2021-08-17</text:p>
          </table:table-cell>
          <table:table-cell office:value-type="string">
            <text:p>Not fiber Ready</text:p>
          </table:table-cell>
        </table:table-row>
      </table:table>
      <table:table table:name="user">
        <table:table-row>
          <table:table-cell office:value-type="float" office:value="18">
            <text:p>18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21232f297a57a5a743894a0e4a801fc3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1-09-27T10:20:52</meta:creation-date>
  </office:meta>
</office:document-meta>
</file>